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115cm" style:rel-column-width="19718*"/>
    </style:style>
    <style:style style:name="Tabela2.B" style:family="table-column">
      <style:table-column-properties style:column-width="7.394cm" style:rel-column-width="28504*"/>
    </style:style>
    <style:style style:name="Tabela2.C" style:family="table-column">
      <style:table-column-properties style:column-width="4.491cm" style:rel-column-width="17313*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padding="0.097cm" fo:border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2.07cm" style:rel-column-width="46529*"/>
    </style:style>
    <style:style style:name="Tabela1.B" style:family="table-column">
      <style:table-column-properties style:column-width="1.679cm" style:rel-column-width="6473*"/>
    </style:style>
    <style:style style:name="Tabela1.C" style:family="table-column">
      <style:table-column-properties style:column-width="3.251cm" style:rel-column-width="12533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B1" style:family="table-cell">
      <style:table-cell-properties fo:padding="0.097cm" fo:border-left="none" fo:border-right="none" fo:border-top="0.002cm solid #000000" fo:border-bottom="none"/>
    </style:style>
    <style:style style:name="Tabela1.C1" style:family="table-cell">
      <style:table-cell-properties fo:padding="0.097cm" fo:border-left="none" fo:border-right="0.002cm solid #000000" fo:border-top="0.002cm solid #000000" fo:border-bottom="none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none" fo:border-right="none" fo:border-top="none" fo:border-bottom="0.002cm solid #000000"/>
    </style:style>
    <style:style style:name="Tabela1.C2" style:family="table-cell">
      <style:table-cell-properties fo:padding="0.097cm" fo:border-left="none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212cm" style:rel-column-width="8526*"/>
    </style:style>
    <style:style style:name="Tabela3.B" style:family="table-column">
      <style:table-column-properties style:column-width="5.563cm" style:rel-column-width="21446*"/>
    </style:style>
    <style:style style:name="Tabela3.C" style:family="table-column">
      <style:table-column-properties style:column-width="3.214cm" style:rel-column-width="12388*"/>
    </style:style>
    <style:style style:name="Tabela3.D" style:family="table-column">
      <style:table-column-properties style:column-width="2.611cm" style:rel-column-width="10063*"/>
    </style:style>
    <style:style style:name="Tabela3.E" style:family="table-column">
      <style:table-column-properties style:column-width="3.401cm" style:rel-column-width="13112*"/>
    </style:style>
    <style:style style:name="Tabe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style:vertical-align="middle" fo:padding="0.097cm" fo:border="0.002cm solid #000000"/>
    </style:style>
    <style:style style:name="Tabe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8cm" table:align="margins"/>
    </style:style>
    <style:style style:name="Tabela5.A" style:family="table-column">
      <style:table-column-properties style:column-width="6.001cm" style:rel-column-width="21845*"/>
    </style:style>
    <style:style style:name="Tabela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5.A2" style:family="table-cell">
      <style:table-cell-properties fo:padding="0.097cm" fo:border-left="0.002cm solid #000000" fo:border-right="none" fo:border-top="none" fo:border-bottom="none"/>
    </style:style>
    <style:style style:name="Tabela5.B2" style:family="table-cell">
      <style:table-cell-properties fo:padding="0.097cm" fo:border="none"/>
    </style:style>
    <style:style style:name="Tabela5.C2" style:family="table-cell">
      <style:table-cell-properties fo:padding="0.097cm" fo:border-left="none" fo:border-right="0.002cm solid #000000" fo:border-top="none" fo:border-bottom="none"/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B3" style:family="table-cell">
      <style:table-cell-properties fo:padding="0.097cm" fo:border-left="none" fo:border-right="none" fo:border-top="none" fo:border-bottom="0.002cm solid #000000"/>
    </style:style>
    <style:style style:name="Tabela5.C3" style:family="table-cell">
      <style:table-cell-properties fo:padding="0.097cm" fo:border-left="none" fo:border-right="0.002cm solid #000000" fo:border-top="none" fo:border-bottom="0.002cm solid #000000"/>
    </style:style>
    <style:style style:name="Tabela6" style:family="table">
      <style:table-properties style:width="18cm" table:align="margins"/>
    </style:style>
    <style:style style:name="Tabela6.A" style:family="table-column">
      <style:table-column-properties style:column-width="18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18cm" table:align="margins"/>
    </style:style>
    <style:style style:name="Tabela8.A" style:family="table-column">
      <style:table-column-properties style:column-width="18cm" style:rel-column-width="65535*"/>
    </style:style>
    <style:style style:name="Tabela8.A1" style:family="table-cell">
      <style:table-cell-properties fo:padding="0.097cm" fo:border="0.002cm solid #000000"/>
    </style:style>
    <style:style style:name="Tabela9" style:family="table">
      <style:table-properties style:width="18cm" table:align="margins"/>
    </style:style>
    <style:style style:name="Tabela9.A" style:family="table-column">
      <style:table-column-properties style:column-width="6.001cm" style:rel-column-width="21845*"/>
    </style:style>
    <style:style style:name="Tabela9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9.A2" style:family="table-cell">
      <style:table-cell-properties fo:padding="0.097cm" fo:border-left="0.002cm solid #000000" fo:border-right="none" fo:border-top="none" fo:border-bottom="none"/>
    </style:style>
    <style:style style:name="Tabela9.B2" style:family="table-cell">
      <style:table-cell-properties fo:padding="0.097cm" fo:border="none"/>
    </style:style>
    <style:style style:name="Tabela9.C2" style:family="table-cell">
      <style:table-cell-properties fo:padding="0.097cm" fo:border-left="none" fo:border-right="0.002cm solid #000000" fo:border-top="none" fo:border-bottom="none"/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B3" style:family="table-cell">
      <style:table-cell-properties fo:padding="0.097cm" fo:border-left="none" fo:border-right="none" fo:border-top="none" fo:border-bottom="0.002cm solid #000000"/>
    </style:style>
    <style:style style:name="Tabela9.C3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 style:shadow="none"/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 style:shadow="non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11" style:family="paragraph" style:parent-style-name="Standard">
      <style:paragraph-properties fo:line-height="200%" fo:text-align="start" style:justify-single-word="false" style:shadow="non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 style:shadow="none"/>
      <style:text-properties style:font-name="Arial" fo:font-size="10pt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3" style:family="paragraph" style:parent-style-name="Standard">
      <style:paragraph-properties fo:line-height="150%" fo:text-align="start" style:justify-single-word="false" style:shadow="none"/>
      <style:text-properties style:font-name="Arial" fo:font-size="10pt" fo:font-style="normal" style:text-underline-style="solid" style:text-underline-width="auto" style:text-underline-color="font-color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4" style:family="paragraph" style:parent-style-name="Standard">
      <style:paragraph-properties fo:line-height="200%" fo:text-align="start" style:justify-single-word="false" style:shadow="none"/>
      <style:text-properties style:font-name="Arial"/>
    </style:style>
    <style:style style:name="P15" style:family="paragraph" style:parent-style-name="Standard">
      <style:paragraph-properties fo:line-height="200%" fo:text-align="start" style:justify-single-word="false" style:shadow="none"/>
      <style:text-properties style:font-name="Arial" fo:font-size="10.5pt" style:font-size-asian="10.5pt" style:font-size-complex="10.5pt"/>
    </style:style>
    <style:style style:name="P16" style:family="paragraph" style:parent-style-name="Table_20_Contents">
      <style:paragraph-properties fo:line-height="100%" fo:text-align="start" style:justify-single-word="false" style:shadow="non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line-height="200%" fo:text-align="start" style:justify-single-word="false" style:shadow="non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18" style:family="paragraph" style:parent-style-name="Table_20_Contents">
      <style:paragraph-properties fo:line-height="200%" fo:text-align="start" style:justify-single-word="false" style:shadow="none"/>
      <style:text-properties style:font-name="Arial" fo:font-size="10pt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9" style:family="paragraph" style:parent-style-name="Table_20_Contents">
      <style:paragraph-properties fo:line-height="200%" fo:text-align="start" style:justify-single-word="false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start" style:justify-single-word="false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able_20_Contents">
      <style:text-properties style:font-name="Arial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/>
    </style:style>
    <style:style style:name="P24" style:family="paragraph" style:parent-style-name="Table_20_Contents">
      <style:paragraph-properties fo:text-align="end" style:justify-single-word="false"/>
      <style:text-properties style:font-name="Ari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26" style:family="paragraph" style:parent-style-name="Table_20_Contents"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28" style:family="paragraph" style:parent-style-name="Standard">
      <style:paragraph-properties fo:break-before="page"/>
      <style:text-properties style:font-name="Arial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1" style:family="paragraph" style:parent-style-name="Standard" style:master-page-name="HTML">
      <style:paragraph-properties fo:text-align="center" style:justify-single-word="false" style:page-number="auto" fo:padding="0.074cm" fo:border-left="none" fo:border-right="none" fo:border-top="none" fo:border-bottom="0.002cm solid #000000" style:join-border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normal" style:font-name-asian="Times New Roman1" style:font-style-asian="normal" style:font-name-complex="Times New Roman1" style:font-style-complex="normal"/>
    </style:style>
    <style:style style:name="T2" style:family="text">
      <style:text-properties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pt" fo:font-style="normal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5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%for pacjent in pacjenci%}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1"/>
          </table:table-cell>
          <table:table-cell table:style-name="Tabela2.B1" office:value-type="string">
            <text:p text:style-name="P6">KARTA ANESTEZJOLOGICZNA</text:p>
          </table:table-cell>
          <table:table-cell table:style-name="Tabela2.A1" office:value-type="string">
            <text:p text:style-name="P21"/>
          </table:table-cell>
        </table:table-row>
      </table:table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2">Nazwisko i imię pacjenta</text:p>
          </table:table-cell>
          <table:table-cell table:style-name="Tabela1.B1" office:value-type="string">
            <text:p text:style-name="P22">Wiek</text:p>
          </table:table-cell>
          <table:table-cell table:style-name="Tabela1.C1" office:value-type="string">
            <text:p text:style-name="P22">PESEL</text:p>
          </table:table-cell>
        </table:table-row>
        <table:table-row>
          <table:table-cell table:style-name="Tabela1.A2" office:value-type="string">
            <text:p text:style-name="P26">{{pacjent.pacjent}}</text:p>
          </table:table-cell>
          <table:table-cell table:style-name="Tabela1.B2" office:value-type="string">
            <text:p text:style-name="P21">{{pacjent.wiek}}</text:p>
          </table:table-cell>
          <table:table-cell table:style-name="Tabela1.C2" office:value-type="string">
            <text:p text:style-name="P21">{{pacjent.pesel}}</text:p>
          </table:table-cell>
        </table:table-row>
      </table:table>
      <text:p text:style-name="P1"/>
      <text:p text:style-name="P1">Data zabiegu: <text:span text:style-name="T3">{{data}}</text:span><text:tab/>Oddział: <text:span text:style-name="T3">{{pacjent.oddzial}}</text:span></text:p>
      <text:p text:style-name="P1"/>
      <text:p text:style-name="P1">Rodzaj operacji: <text:span text:style-name="T3">{{pacjent.zabieg}}</text:span></text:p>
      <text:p text:style-name="P1"/>
      <text:p text:style-name="P1">Stan fizyczny chorego wg skali ASA: <text:tab/><text:span text:style-name="T2">□ </text:span>I <text:tab/><text:span text:style-name="T2">□ </text:span>II <text:tab/><text:span text:style-name="T2">□ </text:span>III <text:tab/><text:span text:style-name="T2">□ </text:span>IV <text:tab/><text:span text:style-name="T2">□ </text:span>V <text:tab/><text:span text:style-name="T2">□ </text:span>E <text:tab/><text:span text:style-name="T2">□ </text:span>P</text:p>
      <text:p text:style-name="P1"/>
      <text:p text:style-name="P2">PREMEDYKACJA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Data</text:p>
          </table:table-cell>
          <table:table-cell table:style-name="Tabela3.A1" office:value-type="string">
            <text:p text:style-name="P29">Nazwa leku</text:p>
          </table:table-cell>
          <table:table-cell table:style-name="Tabela3.A1" office:value-type="string">
            <text:p text:style-name="P29">Dawka</text:p>
          </table:table-cell>
          <table:table-cell table:style-name="Tabela3.A1" office:value-type="string">
            <text:p text:style-name="P29">Droga podania</text:p>
          </table:table-cell>
          <table:table-cell table:style-name="Tabela3.E1" office:value-type="string">
            <text:p text:style-name="P29">Podpis i pieczątka lekarza anestezjologa</text:p>
          </table:table-cell>
        </table:table-row>
        <table:table-row>
          <table:table-cell table:style-name="Tabela3.A2" office:value-type="string">
            <text:p text:style-name="P30">{{dzien_przed}}</text:p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7">□ iv □ po </text:p>
            <text:p text:style-name="P7">□ pr □ sc</text:p>
          </table:table-cell>
          <table:table-cell table:style-name="Tabela3.E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30">{{data}}</text:p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7">□ iv □ po </text:p>
            <text:p text:style-name="P7">□ pr □ sc</text:p>
          </table:table-cell>
          <table:table-cell table:style-name="Tabela3.E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23"/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7">□ iv □ po </text:p>
            <text:p text:style-name="P7">□ pr □ sc</text:p>
          </table:table-cell>
          <table:table-cell table:style-name="Tabela3.E2" office:value-type="string">
            <text:p text:style-name="P21"/>
          </table:table-cell>
        </table:table-row>
        <table:table-row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7">□ iv □ po </text:p>
            <text:p text:style-name="P7">□ pr □ sc</text:p>
          </table:table-cell>
          <table:table-cell table:style-name="Tabela3.E2" office:value-type="string">
            <text:p text:style-name="P21"/>
          </table:table-cell>
        </table:table-row>
        <table:table-row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21"/>
          </table:table-cell>
          <table:table-cell table:style-name="Tabela3.B2" office:value-type="string">
            <text:p text:style-name="P7">□ iv □ po </text:p>
            <text:p text:style-name="P7">□ pr □ sc</text:p>
          </table:table-cell>
          <table:table-cell table:style-name="Tabela3.E2" office:value-type="string">
            <text:p text:style-name="P21"/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Inne zlecenia</text:p>
          </table:table-cell>
          <table:table-cell table:style-name="Tabela4.B1" office:value-type="string">
            <text:p text:style-name="P23">Podpis i pieczątka lekarza anestezjologa</text:p>
          </table:table-cell>
        </table:table-row>
        <table:table-row>
          <table:table-cell table:style-name="Tabela4.A2" office:value-type="string">
            <text:p text:style-name="P21"/>
            <text:p text:style-name="P21"/>
          </table:table-cell>
          <table:table-cell table:style-name="Tabela4.B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21"/>
            <text:p text:style-name="P21"/>
          </table:table-cell>
          <table:table-cell table:style-name="Tabela4.B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21"/>
            <text:p text:style-name="P21"/>
          </table:table-cell>
          <table:table-cell table:style-name="Tabela4.B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21"/>
            <text:p text:style-name="P21"/>
          </table:table-cell>
          <table:table-cell table:style-name="Tabela4.B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21"/>
            <text:p text:style-name="P21"/>
          </table:table-cell>
          <table:table-cell table:style-name="Tabela4.B2" office:value-type="string">
            <text:p text:style-name="P21"/>
          </table:table-cell>
        </table:table-row>
      </table:table>
      <text:p text:style-name="P1"/>
      <text:p text:style-name="P31">{{pacjent.pacjent}}</text:p>
      <text:p text:style-name="P5">imię i nazwisko pacjenta</text:p>
      <text:p text:style-name="P4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5">Pacjent przekazany z oddziału do Sali Operacyjnej zgodnie z danymi osobowymi zawartymi w dokumentacji. Tożsamość pacjenta potwierdzona. 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3"/>
            <text:p text:style-name="P23">….............................................</text:p>
          </table:table-cell>
          <table:table-cell table:style-name="Tabela5.B2" office:value-type="string">
            <text:p text:style-name="P23"/>
          </table:table-cell>
          <table:table-cell table:style-name="Tabela5.C2" office:value-type="string">
            <text:p text:style-name="P23"/>
            <text:p text:style-name="P23">….............................................</text:p>
          </table:table-cell>
        </table:table-row>
        <table:table-row>
          <table:table-cell table:style-name="Tabela5.A3" office:value-type="string">
            <text:p text:style-name="P25">Pieczątka i podpis pielęgniarki</text:p>
          </table:table-cell>
          <table:table-cell table:style-name="Tabela5.B3" office:value-type="string">
            <text:p text:style-name="P23"/>
          </table:table-cell>
          <table:table-cell table:style-name="Tabela5.C3" office:value-type="string">
            <text:p text:style-name="P25">Pieczątka i podpis pielęgniarki anestezjologicznej</text:p>
          </table:table-cell>
        </table:table-row>
      </table:table>
      <text:p text:style-name="P4"/>
      <text:p text:style-name="P8">OKRES ŚRÓDOPERACYJNY</text:p>
      <text:p text:style-name="P3"/>
      <text:p text:style-name="P15">Data znieczulenia: <text:tab/><text:tab/>……………………………………</text:p>
      <text:p text:style-name="P15">Zespół anestezjologiczny:<text:tab/>…………………………………………………………………………………………</text:p>
      <text:p text:style-name="P15">Zespół operujący: <text:tab/><text:tab/>…………………………………………………………………………………………</text:p>
      <text:p text:style-name="P15">Wykonana operacja: <text:tab/>…………………………………………………………………………………………………</text:p>
      <text:p text:style-name="P15">Czas trwania operacji: ……………………………… Czas trwania znieczulenia: ……………………………………</text:p>
      <text:p text:style-name="P14"><text:span text:style-name="T5">Rodzaj znieczulenia: </text:span><text:tab/><text:tab/><text:span text:style-name="T2">□ ogólne złożone □ ogólne dożylne □ podpajęczynówkowe □ zewnątrzoponowe </text:span></text:p>
      <text:p text:style-name="P10"><text:tab/><text:tab/><text:tab/><text:tab/>□ CSE □ splot ……………………………… □ inne: …………………………………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"><text:line-break/>Płynoterapia śródoperacyjna: krystaloidy: ……………… mL koloidy: ……………… mL krew <text:span text:style-name="T5">……………… mL</text:span> ……………………………………………………………………………………………………………………………………</text:p>
            <text:p text:style-name="P11">Leczenie śródoperacyjne: ……………………………<text:span text:style-name="T5">…</text:span>……………………………………………………………………</text:p>
            <text:p text:style-name="P11"><text:span text:style-name="T5">…</text:span>…………………………………………………………………………………………………………………………………</text:p>
            <text:p text:style-name="P11">Uwagi: ……………………………………………………………………………………………………………………………</text:p>
            <text:p text:style-name="P11">……………………………………………………………………………………………………………………………………</text:p>
          </table:table-cell>
        </table:table-row>
      </table:table>
      <text:p text:style-name="P10"/>
      <text:p text:style-name="P12">OKRES POOPERACYJNY</text:p>
      <text:p text:style-name="P13">Stan chorego po znieczuleniu:</text:p>
      <text:p text:style-name="P10">Świadomość: GCS E.... V.... M.... ; ciśnienie krwi …....../........ mmHg; tętno …........ /min; SpO2: …........%</text:p>
      <text:p text:style-name="P10">oddechy: ….......... /min; inne: ………………………………………………………………………………………………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6">Zalecenia pooperacyjne dla lekarza oddziału: </text:p>
            <text:p text:style-name="P20">1. Monitorowanie ciśnienia krwi, akcji serca i saturacji w warunkach oddziału pooperacyjnego. </text:p>
            <text:p text:style-name="P19">2. Leki przeciwbólowe wg „Karta dokumentacji postępowania przeciwbólowego”<text:span text:style-name="T1">.</text:span></text:p>
            <text:p text:style-name="P18">3. Tlenoterapia bierna ………… L/min przez □ maskę twarzową □ cewnik donosowy …………… minut.</text:p>
            <text:p text:style-name="P17"><text:span text:style-name="T3">4.</text:span>………………………………………………………………………………………………………………………………</text:p>
            <text:p text:style-name="P17"><text:span text:style-name="T3">5.</text:span>………………………………………………………………………………………………………………………………</text:p>
          </table:table-cell>
        </table:table-row>
      </table:table>
      <text:p text:style-name="P9"/>
      <text:p text:style-name="P27">……………………………………………………………………</text:p>
      <text:p text:style-name="P24"><text:span text:style-name="T4">Pieczątka i podpis lekarza anestezjologa</text:span><text:span text:style-name="T2"><text:tab/><text:tab/></text:span></text:p>
      <table:table table:name="Tabela9" table:style-name="Tabela9">
        <table:table-column table:style-name="Tabela9.A" table:number-columns-repeated="3"/>
        <table:table-row>
          <table:table-cell table:style-name="Tabela9.A1" table:number-columns-spanned="3" office:value-type="string">
            <text:p text:style-name="P5">Pacjent przekazany z sali operacyjnej do oddziału zgodnie z danymi osobowymi zawartymi w dokumentacji. Tożsamość pacjenta potwierdzona.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23"/>
            <text:p text:style-name="P23">….............................................</text:p>
          </table:table-cell>
          <table:table-cell table:style-name="Tabela9.B2" office:value-type="string">
            <text:p text:style-name="P23"/>
          </table:table-cell>
          <table:table-cell table:style-name="Tabela9.C2" office:value-type="string">
            <text:p text:style-name="P23"/>
            <text:p text:style-name="P23">….............................................</text:p>
          </table:table-cell>
        </table:table-row>
        <table:table-row>
          <table:table-cell table:style-name="Tabela9.A3" office:value-type="string">
            <text:p text:style-name="P25">Pieczątka i podpis pielęgniarki anestezjologicznej</text:p>
          </table:table-cell>
          <table:table-cell table:style-name="Tabela9.B3" office:value-type="string">
            <text:p text:style-name="P23"/>
          </table:table-cell>
          <table:table-cell table:style-name="Tabela9.C3" office:value-type="string">
            <text:p text:style-name="P25">Pieczątka i podpis pielęgniarki</text:p>
          </table:table-cell>
        </table:table-row>
      </table:table>
      <text:p text:style-name="P28">{%endfo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Pasternak</meta:initial-creator>
    <meta:creation-date>2017-05-11T00:25:45</meta:creation-date>
    <dc:date>2017-05-18T10:01:33</dc:date>
    <dc:creator>Michał Pasternak</dc:creator>
    <meta:editing-duration>P1DT7M10S</meta:editing-duration>
    <meta:editing-cycles>85</meta:editing-cycles>
    <meta:generator>OpenOffice/4.1.3$Unix OpenOffice.org_project/413m1$Build-9783</meta:generator>
    <meta:document-statistic meta:table-count="8" meta:image-count="0" meta:object-count="0" meta:page-count="3" meta:paragraph-count="69" meta:word-count="304" meta:character-count="2721"/>
  </office:meta>
</office:document-meta>
</file>